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print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*opt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taskLinkProje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taskID</text:p>
          </table:table-cell>
          <table:table-cell office:value-type="string" calcext:value-type="string">
            <text:p>projectID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esLink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s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resourceID</text:p>
          </table:table-cell>
          <table:table-cell office:value-type="string" calcext:value-type="string">
            <text:p>projectI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source</text:p>
          </table:table-cell>
          <table:table-cell table:number-columns-repeated="6"/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ipe</text:p>
          </table:table-cell>
          <table:table-cell/>
          <table:table-cell table:style-name="ce1" office:value-type="string" calcext:value-type="string">
            <text:p>*have a way to manage recip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ecipeIngredientPai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ingredient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/>
          <table:table-cell table:style-name="ce1" office:value-type="string" calcext:value-type="string">
            <text:p>*have a way to manage ingredi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gredientLinkQt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3" office:value-type="string" calcext:value-type="string">
            <text:p>recipeIngredientPair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tepRec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stepsI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ps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 CAK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EEDS/MI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ip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K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 CAK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w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ep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OK DAM YOU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cipeIngredientPa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ingredient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LinkQ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2" office:value-type="string" calcext:value-type="string">
            <text:p>recipeIngredientPairI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epRecLink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steps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28:47.685030190</meta:creation-date>
    <dc:date>2020-01-24T11:17:39.896583410</dc:date>
    <meta:editing-duration>PT16H37M48S</meta:editing-duration>
    <meta:editing-cycles>7</meta:editing-cycles>
    <meta:generator>LibreOffice/5.1.6.2$Linux_X86_64 LibreOffice_project/10m0$Build-2</meta:generator>
    <meta:document-statistic meta:table-count="2" meta:cell-count="145" meta:object-count="0"/>
  </office:meta>
</office:document-meta>
</file>